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0.0529166666666667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031875cm"/>
    </style:style>
    <style:style style:name="co10" style:family="table-column">
      <style:table-column-properties fo:break-before="auto" style:column-width="0.978958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.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A1:Sheet1.Z7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0" table:default-cell-style-name="ce1"/>
        <table:table-column table:style-name="co18" table:number-columns-repeated="15359" table:default-cell-style-name="ce1"/>
        <table:table-row table:style-name="ro1">
          <table:table-cell table:number-columns-repeated="7" table:style-name="ce1"/>
          <table:table-cell office:value-type="string" table:style-name="ce2">
            <text:p>DEMOCRAT PRIMARY RUNOFF MAY 24,2016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CANDIDATES</text:p>
          </table:table-cell>
          <table:table-cell table:style-name="ce4"/>
          <table:table-cell office:value-type="string" table:style-name="ce4">
            <text:p>EARLY</text:p>
          </table:table-cell>
          <table:table-cell office:value-type="string" table:style-name="ce5">
            <text:p>ELECTION DAY</text:p>
          </table:table-cell>
          <table:table-cell table:number-columns-repeated="19" table:style-name="ce4"/>
          <table:table-cell office:value-type="string" table:style-name="ce4">
            <text:p>PR &amp; RES</text:p>
          </table:table-cell>
          <table:table-cell office:value-type="string" table:style-name="ce4">
            <text:p><text:s text:c="6"/>TOTALS</text:p>
          </table:table-cell>
          <table:table-cell table:number-columns-repeated="16359" table:style-name="ce4"/>
        </table:table-row>
        <table:table-row table:number-rows-repeated="2" table:style-name="ro4">
          <table:table-cell office:value-type="string" table:style-name="ce4">
            <text:p>XXXXXXXXXXXXXXX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</text:p>
          </table:table-cell>
          <table:table-cell table:number-columns-repeated="16359" table:style-name="ce4"/>
        </table:table-row>
        <table:table-row table:style-name="ro4">
          <table:table-cell office:value-type="string" table:style-name="ce6">
            <text:p>RAIL RD COM.</text:p>
          </table:table-cell>
          <table:table-cell table:style-name="ce4"/>
          <table:table-cell office:value-type="string" table:style-name="ce4">
            <text:p>XXXXX</text:p>
          </table:table-cell>
          <table:table-cell office:value-type="string" table:style-name="ce4">
            <text:p>XXX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4">
            <text:p>XXXX</text:p>
          </table:table-cell>
          <table:table-cell office:value-type="string" table:style-name="ce3">
            <text:p>XXXXX</text:p>
          </table:table-cell>
          <table:table-cell office:value-type="string" table:style-name="ce3">
            <text:p>XXXXXXXXX</text:p>
          </table:table-cell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5">
          <table:table-cell office:value-type="string" table:style-name="ce7">
            <text:p>GRADY YARBROUGH</text:p>
          </table:table-cell>
          <table:table-cell table:style-name="ce1"/>
          <table:table-cell office:value-type="float" office:value="11" table:style-name="ce7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8" table:style-name="ce1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13" table:formula="msoxl:=SUM(C7:X7)" table:style-name="ce7">
            <text:p>13</text:p>
          </table:table-cell>
          <table:table-cell table:number-columns-repeated="16359"/>
        </table:table-row>
        <table:table-row table:style-name="ro5">
          <table:table-cell office:value-type="string" table:style-name="ce7">
            <text:p>CODY GARRETT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7" table:formula="msoxl:=SUM(C8:X8)" table:style-name="ce7">
            <text:p>7</text:p>
          </table:table-cell>
          <table:table-cell table:number-columns-repeated="16359"/>
        </table:table-row>
        <table:table-row table:style-name="ro4">
          <table:table-cell office:value-type="string" table:style-name="ce6">
            <text:p>XXXXXXXXXXXXXXXXXXXXXXXXXXXXXXXXXXXXXXXXXXXXXXXXXXXXXXXXXXXXXXXXXXXXXXXXXXXXXXXXXXXXXXXXXXXXXXXXXXXXXXXXXXXXXXXXXX</text:p>
          </table:table-cell>
          <table:table-cell table:number-columns-repeated="23" table:style-name="ce4"/>
          <table:table-cell office:value-type="string" table:style-name="ce4">
            <text:p>XXXXXXXXXX</text:p>
          </table:table-cell>
          <table:table-cell table:number-columns-repeated="16359" table:style-name="ce4"/>
        </table:table-row>
        <table:table-row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number-rows-repeated="2"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2" table:style-name="ro5">
          <table:table-cell table:style-name="ce7"/>
          <table:table-cell table:number-columns-repeated="23" table:style-name="ce1"/>
          <table:table-cell table:style-name="ce7"/>
          <table:table-cell table:number-columns-repeated="16359"/>
        </table:table-row>
        <table:table-row table:style-name="ro4">
          <table:table-cell table:style-name="ce6"/>
          <table:table-cell table:style-name="ce4"/>
          <table:table-cell table:style-name="ce6"/>
          <table:table-cell table:number-columns-repeated="16381" table:style-name="ce4"/>
        </table:table-row>
        <table:table-row table:number-rows-repeated="1048510" table:style-name="ro5">
          <table:table-cell table:number-columns-repeated="16384"/>
        </table:table-row>
      </table:table>
      <table:table table:name="Sheet2" table:style-name="ta2">
        <table:table-column table:style-name="co17" table:number-columns-repeated="1024" table:default-cell-style-name="ce1"/>
        <table:table-column table:style-name="co1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7" table:number-columns-repeated="1024" table:default-cell-style-name="ce1"/>
        <table:table-column table:style-name="co1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Arial2" svg:font-family="Arial2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Page<text:s/><text:page-number>1</text:page-number></text:p>
      </style:header>
      <style:header-left style:display="false"/>
      <style:footer>
        <style:region-right>
          <text:p><text:span text:style-name="T1">PREPARED</text:span><text:span text:style-name="T1"> </text:span><text:span text:style-name="T1">BY:</text:span><text:span text:style-name="T1"><text:s/></text:span></text:p>
          <text:p><text:span text:style-name="T1">PRISCILLA</text:span><text:span text:style-name="T1"> </text:span><text:span text:style-name="T1">RASBEARY</text:span></text:p>
          <text:p><text:span text:style-name="T1">TRINITY</text:span><text:span text:style-name="T1"> </text:span><text:span text:style-name="T1">COUNTY</text:span><text:span text:style-name="T1"> </text:span><text:span text:style-name="T1">ELECTION</text:span><text:span text:style-name="T1"> </text:span><text:span text:style-name="T1">ADMINISTRATOR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ANE MCCRORY</meta:initial-creator>
    <dc:creator>User</dc:creator>
    <meta:creation-date>2002-03-05T14:35:12Z</meta:creation-date>
    <dc:date>2016-06-07T17:07:22Z</dc:date>
    <meta:print-date>2016-03-07T18:44:53Z</meta:print-date>
    <meta:editing-cycles>27</meta:editing-cycles>
    <meta:editing-duration>PT1146316S</meta:editing-duration>
  </office:meta>
</office:document-meta>
</file>